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fill-color="#ccffff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77cm" svg:height="1.882cm" svg:x="2.783cm" svg:y="3.316cm">
          <text:p text:style-name="P1"><text:span text:style-name="T1">Package bui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77cm" svg:height="1.882cm" svg:x="6.579cm" svg:y="3.316cm">
          <text:p text:style-name="P1"><text:span text:style-name="T1">Submitted for</text:span></text:p>
          <text:p text:style-name="P1"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77cm" svg:height="1.882cm" svg:x="10.546cm" svg:y="3.316cm">
          <text:p text:style-name="P1"><text:span text:style-name="T1">QA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2.7cm" svg:height="2.155cm" svg:x="2.261cm" svg:y="1.626cm">
          <draw:text-box>
            <text:p text:style-name="P3">Fedora package pushing process</text:p>
          </draw:text-box>
        </draw:frame>
        <draw:custom-shape draw:style-name="gr2" draw:text-style-name="P2" draw:id="id4" draw:layer="layout" svg:width="2.77cm" svg:height="1.882cm" svg:x="14.53cm" svg:y="3.305cm">
          <text:p text:style-name="P1"><text:span text:style-name="T1">Signed by</text:span></text:p>
          <text:p text:style-name="P1"><text:span text:style-name="T1">Release T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5" draw:layer="layout" svg:width="2.77cm" svg:height="1.882cm" svg:x="18.556cm" svg:y="3.305cm">
          <text:p text:style-name="P1"><text:span text:style-name="T1">Package pushed</text:span></text:p>
          <text:p text:style-name="P1"><text:span text:style-name="T1">L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553cm" svg:y1="4.257cm" svg:x2="6.579cm" svg:y2="4.257cm" draw:start-shape="id1" draw:start-glue-point="1" draw:end-shape="id2" draw:end-glue-point="3">
          <text:p text:style-name="P3"/>
        </draw:connector>
        <draw:connector draw:style-name="gr5" draw:text-style-name="P4" draw:layer="layout" svg:x1="9.349cm" svg:y1="4.257cm" svg:x2="10.546cm" svg:y2="4.257cm" draw:start-shape="id2" draw:start-glue-point="1" draw:end-shape="id3">
          <text:p text:style-name="P3"/>
        </draw:connector>
        <draw:connector draw:style-name="gr5" draw:text-style-name="P4" draw:layer="layout" svg:x1="17.3cm" svg:y1="4.246cm" svg:x2="18.556cm" svg:y2="4.246cm" draw:start-shape="id4" draw:start-glue-point="1" draw:end-shape="id5" draw:end-glue-point="3">
          <text:p text:style-name="P3"/>
        </draw:connector>
        <draw:connector draw:style-name="gr5" draw:text-style-name="P4" draw:layer="layout" svg:x1="13.316cm" svg:y1="4.257cm" svg:x2="14.53cm" svg:y2="4.246cm" draw:start-shape="id3" draw:end-shape="id4" draw:end-glue-point="3">
          <text:p text:style-name="P3"/>
        </draw:connector>
        <draw:custom-shape draw:style-name="gr6" draw:text-style-name="P5" draw:id="id6" draw:layer="layout" svg:width="3.405cm" svg:height="1.882cm" svg:x="0.991cm" svg:y="7.341cm">
          <text:p text:style-name="P1"><text:span text:style-name="T1">Package has</text:span></text:p>
          <text:p text:style-name="P1"><text:span text:style-name="T1">successfully</text:span></text:p>
          <text:p text:style-name="P1"><text:span text:style-name="T1">completed sig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8" draw:layer="layout" svg:width="3.235cm" svg:height="1.882cm" svg:x="11.786cm" svg:y="7.341cm">
          <text:p text:style-name="P1"><text:span text:style-name="T1">Copy update files</text:span></text:p>
          <text:p text:style-name="P1"><text:span text:style-name="T1">to the appropriate</text:span></text:p>
          <text:p text:style-name="P1"><text:span text:style-name="T1">staging dire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9" draw:layer="layout" svg:width="2.77cm" svg:height="1.882cm" svg:x="15.596cm" svg:y="7.341cm">
          <text:p text:style-name="P1"><text:span text:style-name="T1">Metadata</text:span></text:p>
          <text:p text:style-name="P1"><text:span text:style-name="T1">generation</text:span></text:p>
          <draw:enhanced-geometry svg:viewBox="0 0 21600 21600" draw:path-stretchpoint-x="10800" draw:path-stretchpoint-y="10800" draw:text-areas="?f3 ?f4 ?f5 ?f6" draw:type="round-rectangle" draw:modifiers="5334.0414232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0" draw:layer="layout" svg:width="2.77cm" svg:height="1.882cm" svg:x="19.176cm" svg:y="7.364cm">
          <text:p text:style-name="P1"><text:span text:style-name="T1">Sync packages</text:span></text:p>
          <text:p text:style-name="P1"><text:span text:style-name="T1">to mirrors</text:span></text:p>
          <draw:enhanced-geometry svg:viewBox="0 0 21600 21600" draw:path-stretchpoint-x="10800" draw:path-stretchpoint-y="10800" draw:text-areas="?f3 ?f4 ?f5 ?f6" draw:type="round-rectangle" draw:modifiers="5334.0414232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1" draw:layer="layout" svg:width="2.77cm" svg:height="1.882cm" svg:x="22.986cm" svg:y="7.364cm">
          <text:p text:style-name="P1"><text:span text:style-name="T1">Comment/close</text:span></text:p>
          <text:p text:style-name="P1"><text:span text:style-name="T1">associated bugs</text:span></text:p>
          <draw:enhanced-geometry svg:viewBox="0 0 21600 21600" draw:path-stretchpoint-x="10800" draw:path-stretchpoint-y="10800" draw:text-areas="?f3 ?f4 ?f5 ?f6" draw:type="round-rectangle" draw:modifiers="5334.0414232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2" draw:layer="layout" svg:width="2.77cm" svg:height="1.882cm" svg:x="22.986cm" svg:y="10.516cm">
          <text:p text:style-name="P1"><text:span text:style-name="T1">Send update</text:span></text:p>
          <text:p text:style-name="P1"><text:span text:style-name="T1">announcement</text:span></text:p>
          <text:p text:style-name="P1"><text:span text:style-name="T1">email</text:span></text:p>
          <draw:enhanced-geometry svg:viewBox="0 0 21600 21600" draw:path-stretchpoint-x="10800" draw:path-stretchpoint-y="10800" draw:text-areas="?f3 ?f4 ?f5 ?f6" draw:type="round-rectangle" draw:modifiers="5334.0414232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3" draw:layer="layout" svg:width="2.77cm" svg:height="1.882cm" svg:x="22.986cm" svg:y="13.079cm">
          <text:p text:style-name="P1"><text:span text:style-name="T1">Developer is</text:span></text:p>
          <text:p text:style-name="P1"><text:span text:style-name="T1">notified of </text:span></text:p>
          <text:p text:style-name="P1"><text:span text:style-name="T1">successful push</text:span></text:p>
          <draw:enhanced-geometry svg:viewBox="0 0 21600 21600" draw:path-stretchpoint-x="10800" draw:path-stretchpoint-y="10800" draw:text-areas="?f3 ?f4 ?f5 ?f6" draw:type="round-rectangle" draw:modifiers="5334.0414232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4.605cm" svg:height="2.54cm" svg:x="7.976cm" svg:y="12.421cm">
          <text:p text:style-name="P1"><text:span text:style-name="T1">All of these steps are automated via the push code. <text:s/>The release team member simply clicks 'Push' after signing the packages.</text:span></text:p>
          <draw:enhanced-geometry svg:viewBox="0 0 21600 21600" draw:text-areas="800 800 20800 20800" draw:type="round-rectangular-callout" draw:modifiers="18123.2370258798 1980.63754427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4" draw:layer="layout" svg:x1="4.396cm" svg:y1="8.282cm" svg:x2="5.206cm" svg:y2="8.293cm" draw:start-shape="id6" draw:start-glue-point="1" draw:end-shape="id7" draw:end-glue-point="3">
          <text:p text:style-name="P3"/>
        </draw:connector>
        <draw:connector draw:style-name="gr5" draw:text-style-name="P4" draw:layer="layout" svg:x1="15.021cm" svg:y1="8.282cm" svg:x2="15.596cm" svg:y2="8.282cm" draw:start-shape="id8" draw:start-glue-point="1" draw:end-shape="id9" draw:end-glue-point="3">
          <text:p text:style-name="P3"/>
        </draw:connector>
        <draw:connector draw:style-name="gr5" draw:text-style-name="P4" draw:layer="layout" svg:x1="18.366cm" svg:y1="8.282cm" svg:x2="19.176cm" svg:y2="8.305cm" draw:start-shape="id9" draw:start-glue-point="1" draw:end-shape="id10" draw:end-glue-point="3">
          <text:p text:style-name="P3"/>
        </draw:connector>
        <draw:connector draw:style-name="gr5" draw:text-style-name="P4" draw:layer="layout" svg:x1="21.946cm" svg:y1="8.305cm" svg:x2="22.986cm" svg:y2="8.305cm" draw:start-shape="id10" draw:start-glue-point="1" draw:end-shape="id11">
          <text:p text:style-name="P3"/>
        </draw:connector>
        <draw:connector draw:style-name="gr5" draw:text-style-name="P4" draw:layer="layout" svg:x1="24.371cm" svg:y1="9.246cm" svg:x2="24.371cm" svg:y2="10.516cm" draw:start-shape="id11" draw:start-glue-point="2" draw:end-shape="id12" draw:end-glue-point="0">
          <text:p text:style-name="P3"/>
        </draw:connector>
        <draw:connector draw:style-name="gr5" draw:text-style-name="P4" draw:layer="layout" svg:x1="24.371cm" svg:y1="12.398cm" svg:x2="24.371cm" svg:y2="13.079cm" draw:start-shape="id12" draw:start-glue-point="2" draw:end-shape="id13" draw:end-glue-point="0">
          <text:p text:style-name="P3"/>
        </draw:connector>
        <draw:custom-shape draw:style-name="gr6" draw:text-style-name="P5" draw:id="id7" draw:layer="layout" svg:width="2.77cm" svg:height="1.905cm" svg:x="5.206cm" svg:y="7.341cm">
          <text:p text:style-name="P1"><text:span text:style-name="T1">Release team </text:span></text:p>
          <text:p text:style-name="P1"><text:span text:style-name="T1">clicks 'Push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7.976cm" svg:y1="8.293cm" svg:x2="8.611cm" svg:y2="8.293cm" draw:start-shape="id7" draw:start-glue-point="1" draw:end-shape="id14" draw:end-glue-point="3">
          <text:p text:style-name="P3"/>
        </draw:connector>
        <draw:custom-shape draw:style-name="gr6" draw:text-style-name="P5" draw:id="id14" draw:layer="layout" svg:width="2.77cm" svg:height="1.905cm" svg:x="8.611cm" svg:y="7.341cm">
          <text:p text:style-name="P1"><text:span text:style-name="T1">Dependency </text:span></text:p>
          <text:p text:style-name="P1"><text:span text:style-name="T1">closure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5" draw:layer="layout" svg:width="2.54cm" svg:height="1.27cm" svg:x="8.611cm" svg:y="10.516cm">
          <text:p text:style-name="P1"><text:span text:style-name="T2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9.881cm" svg:y1="9.246cm" svg:x2="9.881cm" svg:y2="10.516cm">
          <text:p text:style-name="P3"/>
        </draw:line>
        <draw:connector draw:style-name="gr8" draw:text-style-name="P5" draw:layer="layout" svg:x1="8.611cm" svg:y1="11.15cm" svg:x2="4.893cm" svg:y2="11.153cm" draw:start-shape="id15" draw:start-glue-point="5">
          <text:p text:style-name="P1"><text:span text:style-name="T1">No</text:span></text:p>
          <text:p text:style-name="P1"><text:span text:style-name="T1"/></text:p>
        </draw:connector>
        <draw:custom-shape draw:style-name="gr6" draw:text-style-name="P5" draw:layer="layout" svg:width="3.175cm" svg:height="1.27cm" svg:x="1.626cm" svg:y="10.516cm">
          <text:p text:style-name="P1"><text:span text:style-name="T1">Developer notified</text:span></text:p>
          <text:p text:style-name="P1"><text:span text:style-name="T1">of failu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1.151cm" svg:y1="11.15cm" svg:x2="13.403cm" svg:y2="9.223cm" draw:start-shape="id15" draw:start-glue-point="7" draw:end-shape="id8" draw:end-glue-point="2">
          <text:p text:style-name="P1"><text:span text:style-name="T1"/></text:p>
          <text:p text:style-name="P1"><text:span text:style-name="T1"/></text:p>
          <text:p text:style-name="P1"><text:span text:style-name="T1">Yes</text:span></text:p>
        </draw:connector>
        <draw:custom-shape draw:style-name="gr7" draw:text-style-name="P2" draw:layer="layout" svg:width="7.62cm" svg:height="3.175cm" svg:x="2.261cm" svg:y="16.866cm">
          <text:p text:style-name="P1"><text:span text:style-name="T1">Is there anything the developer can do to the currently submitted update to resolve this issue, or must they resubmit (after a rebuild or something) ?</text:span></text:p>
          <draw:enhanced-geometry svg:viewBox="0 0 21600 21600" draw:text-areas="800 800 20800 20800" draw:type="round-rectangular-callout" draw:modifiers="2542.34352447185 -35562.4685138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6$Build-9116</meta:generator>
    <meta:creation-date>2007-02-12T17:36:58</meta:creation-date>
    <dc:creator>Luke Macken</dc:creator>
    <dc:date>2007-02-15T00:28:07</dc:date>
    <dc:language>en-US</dc:language>
    <meta:editing-cycles>15</meta:editing-cycles>
    <meta:editing-duration>PT12M18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